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5-09-0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5-02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4-12-0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4-07-3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4-05-3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4-03-1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3-11-3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3-07-2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3-05-1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3-03-03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2-07-0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2-04-22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2-01-3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1-10-1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1-06-2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1-04-05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1-02-08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8324" calcext:value-type="float">
            <text:p>20.11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11101124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54" meta:object-count="0"/>
    <meta:user-defined meta:name="AppVersion">3.0</meta:user-defined>
  </office:meta>
</office:document-meta>
</file>